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153.58mm"/>
    </style:style>
    <style:style style:name="co3" style:family="table-column">
      <style:table-column-properties fo:break-before="auto" style:column-width="121.18mm"/>
    </style:style>
    <style:style style:name="co4" style:family="table-column">
      <style:table-column-properties fo:break-before="auto" style:column-width="197.7mm"/>
    </style:style>
    <style:style style:name="co5" style:family="table-column">
      <style:table-column-properties fo:break-before="auto" style:column-width="98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23mm" fo:break-before="auto" style:use-optimal-row-height="true"/>
    </style:style>
    <style:style style:name="ro3" style:family="table-row">
      <style:table-row-properties style:row-height="22.75mm" fo:break-before="auto" style:use-optimal-row-height="true"/>
    </style:style>
    <style:style style:name="ro4" style:family="table-row">
      <style:table-row-properties style:row-height="25.93mm" fo:break-before="auto" style:use-optimal-row-height="true"/>
    </style:style>
    <style:style style:name="ro5" style:family="table-row">
      <style:table-row-properties style:row-height="29.1mm" fo:break-before="auto" style:use-optimal-row-height="true"/>
    </style:style>
    <style:style style:name="ro6" style:family="table-row">
      <style:table-row-properties style:row-height="41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-asian="Noto Sans CJK SC Regular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lipkart_Login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Summary</text:p>
          </table:table-cell>
          <table:table-cell table:style-name="ce1" office:value-type="string" calcext:value-type="string">
            <text:p>Steps/input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erify whether Flipkart app is launching</text:p>
          </table:table-cell>
          <table:table-cell office:value-type="string" calcext:value-type="string">
            <text:p>Open the browser</text:p>
            <text:p>Enter the URL as <text:a xlink:href="http://www.flipkart.com/" xlink:type="simple">www.flipkart.com</text:a></text:p>
            <text:p>Press Enter key</text:p>
            <text:p>Verify whether flipkart app is launched correctly</text:p>
          </table:table-cell>
          <table:table-cell office:value-type="string" calcext:value-type="string">
            <text:p>Flipkart page should be launched correctl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1024" table:number-rows-spanned="1">
            <text:p>SIGNUP PAGE</text:p>
          </table:table-cell>
          <table:covered-table-cell table:number-columns-repeated="102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ify whether Flipkart signup page is launching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www.flipkart.com</text:a></text:span></text:p>
            <text:p><text:span text:style-name="T1">Press Enter key</text:span></text:p>
            <text:p><text:span text:style-name="T1">Click on LogIn and Signup</text:span></text:p>
            <text:p><text:span text:style-name="T1">Click on New to Flipkart? Create an account</text:span></text:p>
            <text:p><text:span text:style-name="T1">Verify whether flipkart signup page is launched correctly</text:span></text:p>
            <text:p/>
          </table:table-cell>
          <table:table-cell office:value-type="string" calcext:value-type="string">
            <text:p>Flipkart signup page is launched <text:s/>correctly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Verify whether the signup is Accepting the valid phone number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Click on LogIn and Signup</text:span></text:p>
            <text:p><text:span text:style-name="T1">Click on New to Flipkart? Create an account</text:span></text:p>
            <text:p><text:span text:style-name="T1">Enter the Valid new Phone number </text:span></text:p>
            <text:p><text:span text:style-name="T1">Verify whether OTP is sent to the given Phone number</text:span></text:p>
          </table:table-cell>
          <table:table-cell office:value-type="string" calcext:value-type="string">
            <text:p>After Giving Valid Phone Number It should send the OTP to the given phone number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Verify whether clicking on Existinguser Login Button redirecting to the Login Page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Click on LogIn and Signup</text:span></text:p>
            <text:p><text:span text:style-name="T1">Click on New to Flipkart? Create an account</text:span></text:p>
            <text:p><text:span text:style-name="T1">Click on Existing user Login Button </text:span></text:p>
            <text:p><text:span text:style-name="T1">Verify whether the Login page is lauched correctly</text:span></text:p>
          </table:table-cell>
          <table:table-cell office:value-type="string" calcext:value-type="string">
            <text:p><text:span text:style-name="T1">Flipkart signup page  should </text:span>Redirecting to the Login Page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Verify whether the signup is Not Accepting the Existing Phone number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Click on LogIn and Signup</text:span></text:p>
            <text:p><text:span text:style-name="T1">Click on New to Flipkart? Create an account</text:span></text:p>
            <text:p><text:span text:style-name="T1">Enter Already registered phone number</text:span></text:p>
            <text:p><text:span text:style-name="T1">Verify whether it is indicating with the message of Already Existing user</text:span></text:p>
          </table:table-cell>
          <table:table-cell office:value-type="string" calcext:value-type="string">
            <text:p><text:span text:style-name="T1">Flipkart signup page should display </text:span>Message : (“Already Existing User “) and Should take back to Signup page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Verify whether the signup is showing error message for the invalid Phone number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Click on LogIn and Signup</text:span></text:p>
            <text:p><text:span text:style-name="T1">Click on New to Flipkart? Create an account</text:span></text:p>
            <text:p><text:span text:style-name="T1">Enter Invalid new phone number</text:span></text:p>
            <text:p><text:span text:style-name="T1">Verify whether it is showing Error Message</text:span></text:p>
          </table:table-cell>
          <table:table-cell office:value-type="string" calcext:value-type="string">
            <text:p><text:span text:style-name="T1">Flipkart signup page should display the error message</text:span> (“Enter the Vlaid Phone Number)</text:p>
          </table:table-cell>
          <table:table-cell table:number-columns-repeated="1020"/>
        </table:table-row>
        <table:table-row table:style-name="ro3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Verify whether the signup is Accepting the Valid Phone number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Click on LogIn and Signup</text:span></text:p>
            <text:p><text:span text:style-name="T1">Click on New to Flipkart? Create an account</text:span></text:p>
            <text:p><text:span text:style-name="T1">Enter valid new phone number</text:span></text:p>
            <text:p><text:span text:style-name="T1">Verify whether it is sending OTP to the given mobile number</text:span></text:p>
          </table:table-cell>
          <table:table-cell office:value-type="string" calcext:value-type="string">
            <text:p>OTP Sent to the Given phone number</text:p>
          </table:table-cell>
          <table:table-cell table:number-columns-repeated="1020"/>
        </table:table-row>
        <table:table-row table:style-name="ro4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Verify whether signup page is Accepting OTP 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Click on LogIn and Signup</text:span></text:p>
            <text:p><text:span text:style-name="T1">Click on New to Flipkart? Create an account</text:span></text:p>
            <text:p><text:span text:style-name="T1">Enter valid new phone number</text:span></text:p>
            <text:p><text:span text:style-name="T1">Enter the Recieved OTP </text:span></text:p>
            <text:p><text:span text:style-name="T1">Verify whether it is allowing to create a new user by Asking to set the Password</text:span></text:p>
          </table:table-cell>
          <table:table-cell office:value-type="string" calcext:value-type="string">
            <text:p><text:span text:style-name="T1">Flipkart signup page </text:span>Should ask to set the password 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Verify whether signup page is not <text:s/>Accepting OTP 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Click on LogIn and Signup</text:span></text:p>
            <text:p><text:span text:style-name="T1">Click on New to Flipkart? Create an account</text:span></text:p>
            <text:p><text:span text:style-name="T1">Enter valid new phone number</text:span></text:p>
            <text:p><text:span text:style-name="T1">Enter the Invalid OTP</text:span></text:p>
            <text:p><text:span text:style-name="T1">Verify whether it is Display Error Message of Invalid OTP</text:span></text:p>
          </table:table-cell>
          <table:table-cell office:value-type="string" calcext:value-type="string">
            <text:p><text:span text:style-name="T1">Flipkart signup page </text:span>Should Display the Error Message of Invalid OTP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Verify whether Resend option is resending the OTP again to the given Phone number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Click on LogIn and Signup</text:span></text:p>
            <text:p><text:span text:style-name="T1">Click on New to Flipkart? Create an account</text:span></text:p>
            <text:p><text:span text:style-name="T1">Enter valid new phone number</text:span></text:p>
            <text:p><text:span text:style-name="T1">Click on Resend Option</text:span></text:p>
            <text:p><text:span text:style-name="T1">Verify whether the OTP is sent Again</text:span></text:p>
          </table:table-cell>
          <table:table-cell office:value-type="string" calcext:value-type="string">
            <text:p>OTP Sent again to the Given phone number</text:p>
          </table:table-cell>
          <table:table-cell table:number-columns-repeated="102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Verify Whether Sign In is Not Accepting the weak password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Click on LogIn and Signup</text:span></text:p>
            <text:p><text:span text:style-name="T1">Click on New to Flipkart? Create an account</text:span></text:p>
            <text:p><text:span text:style-name="T1">Enter valid new phone number</text:span></text:p>
            <text:p><text:span text:style-name="T1">Enter the Received OTP</text:span></text:p>
            <text:p><text:span text:style-name="T1">Set a weak Password</text:span></text:p>
            <text:p><text:span text:style-name="T1">Verify whether it is showing the Message to set a Strong password</text:span></text:p>
          </table:table-cell>
          <table:table-cell office:value-type="string" calcext:value-type="string">
            <text:p><text:span text:style-name="T1">Flipkart signup page </text:span>Should Ask to set a strong password </text:p>
          </table:table-cell>
          <table:table-cell table:number-columns-repeated="1020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Verify Whether Sign In page Creating the user Sccessfully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Click on LogIn and Signup</text:span></text:p>
            <text:p><text:span text:style-name="T1">Click on New to Flipkart? Create an account</text:span></text:p>
            <text:p><text:span text:style-name="T1">Enter valid new phone number</text:span></text:p>
            <text:p><text:span text:style-name="T1">Enter the Received OTP</text:span></text:p>
            <text:p><text:span text:style-name="T1">Set a Strong Password</text:span></text:p>
            <text:p><text:span text:style-name="T1">Verify whether it is creating the user and redirecting to the Login page</text:span></text:p>
          </table:table-cell>
          <table:table-cell office:value-type="string" calcext:value-type="string">
            <text:p>Flipkart Login page should be <text:s/>redirected <text:s text:c="2"/>correct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024" table:number-rows-spanned="1">
            <text:p>LOGIN PAGE</text:p>
          </table:table-cell>
          <table:covered-table-cell table:number-columns-repeated="102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Verify whether Login is Accepting the resgistered User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Click on LogIn and Signup</text:span></text:p>
            <text:p><text:span text:style-name="T1">Enter the registered Phone Number</text:span></text:p>
            <text:p><text:span text:style-name="T1">Enter the Linked Password</text:span></text:p>
            <text:p><text:span text:style-name="T1">Click on Login</text:span></text:p>
            <text:p><text:span text:style-name="T1">Verify Whether the Flipkart main page is launched </text:span></text:p>
          </table:table-cell>
          <table:table-cell office:value-type="string" calcext:value-type="string">
            <text:p>Flipkart main page should be launched Correctly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Verify whether Login is not accepting the Invalid phone number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Click on LogIn and Signup</text:span></text:p>
            <text:p><text:span text:style-name="T1">Enter the registered Phone Number</text:span></text:p>
            <text:p><text:span text:style-name="T1">Enter the Invalid Phone number</text:span></text:p>
            <text:p><text:span text:style-name="T1">Verify Whether Error message is Displayed</text:span></text:p>
          </table:table-cell>
          <table:table-cell office:value-type="string" calcext:value-type="string">
            <text:p>Flipkart login page should display the error message (Enter the proper phone number)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Verify whether Login is not accepting the New phone number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Click on LogIn and Signup</text:span></text:p>
            <text:p><text:span text:style-name="T1">Enter the registered Phone Number</text:span></text:p>
            <text:p><text:span text:style-name="T1">Enter the new Phone number</text:span></text:p>
            <text:p><text:span text:style-name="T1">Verify Whether it is predicting as a new user and should direct to a signup page</text:span></text:p>
          </table:table-cell>
          <table:table-cell office:value-type="string" calcext:value-type="string">
            <text:p>Flipkart login page should direct to the signup page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Verify whether the forgot? Is sendind the OTP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Click on LogIn and Signup</text:span></text:p>
            <text:p><text:span text:style-name="T1">Enter the registered Phone Number</text:span></text:p>
            <text:p><text:span text:style-name="T1">Click on Forgot?</text:span></text:p>
            <text:p><text:span text:style-name="T1">Verify whether the OTP sent to the given phone number</text:span></text:p>
          </table:table-cell>
          <table:table-cell office:value-type="string" calcext:value-type="string">
            <text:p>Flipkart Login should send a OTP to the given Phonenumber</text:p>
          </table:table-cell>
          <table:table-cell table:number-columns-repeated="102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Verify whether it is Accepting OTP 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Click on LogIn and Signup</text:span></text:p>
            <text:p><text:span text:style-name="T1">Enter the registered Phone Number</text:span></text:p>
            <text:p><text:span text:style-name="T1">Click on Forgot?</text:span></text:p>
            <text:p><text:span text:style-name="T1">Enter the received OTP</text:span></text:p>
            <text:p><text:span text:style-name="T1">Verify whether it is allowing to set the new password</text:span></text:p>
          </table:table-cell>
          <table:table-cell office:value-type="string" calcext:value-type="string">
            <text:p>Flipkart should allow to set the new password</text:p>
          </table:table-cell>
          <table:table-cell table:number-columns-repeated="1020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Verify Whether Change? option is allowing to change the phonenumber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Click on LogIn and Signup</text:span></text:p>
            <text:p><text:span text:style-name="T1">Enter the registered Phone Number</text:span></text:p>
            <text:p><text:span text:style-name="T1">Click on Forgot?</text:span></text:p>
            <text:p><text:span text:style-name="T1">Click On Change?</text:span></text:p>
            <text:p><text:span text:style-name="T1">Verify whether it is allowing to chnage the phone number</text:span></text:p>
          </table:table-cell>
          <table:table-cell office:value-type="string" calcext:value-type="string">
            <text:p>Flipkart should allow to change the phone number</text:p>
          </table:table-cell>
          <table:table-cell table:number-columns-repeated="1020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Verify resend? Option is resending the OTP 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Click on LogIn and Signup</text:span></text:p>
            <text:p><text:span text:style-name="T1">Enter the registered Phone Number</text:span></text:p>
            <text:p><text:span text:style-name="T1">Click on Forgot?</text:span></text:p>
            <text:p><text:span text:style-name="T1">Click On Resend?</text:span></text:p>
            <text:p><text:span text:style-name="T1">Verify whether it is resending the password to the given Phone number</text:span></text:p>
          </table:table-cell>
          <table:table-cell office:value-type="string" calcext:value-type="string">
            <text:p>Flipkart should resend the OTP to the given phone number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Verify whether the request for OTP? Is sending the OTP</text:p>
          </table:table-cell>
          <table:table-cell office:value-type="string" calcext:value-type="string">
            <text:p><text:span text:style-name="T1">Open the browser</text:span></text:p>
            <text:p><text:span text:style-name="T2">Enter the URL as </text:span><text:span text:style-name="T2"><text:a xlink:href="http://www.flipkart.com/" xlink:type="simple"> </text:a></text:span></text:p>
            <text:p><text:span text:style-name="T1">Press Enter key</text:span></text:p>
            <text:p><text:span text:style-name="T1">Click on LogIn and Signup</text:span></text:p>
            <text:p><text:span text:style-name="T1">Enter the registered Phone Number</text:span></text:p>
            <text:p><text:span text:style-name="T1">Click on Forgot?</text:span></text:p>
            <text:p><text:span text:style-name="T1">Verify whether the OTP sent to the given phone number</text:span></text:p>
          </table:table-cell>
          <table:table-cell office:value-type="string" calcext:value-type="string">
            <text:p>Flipkart Login should send a OTP to the given Phonenumber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ce2"/>
        <table:table-column table:style-name="co6" table:number-columns-repeated="3" table:default-cell-style-name="Default"/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Validation of email in signIn</text:p>
          </table:table-cell>
          <table:table-cell office:value-type="string" calcext:value-type="string">
            <text:p>Enter the emailId in the textbox of signin Page</text:p>
            <text:p>Mailid following format :</text:p>
            <text:p>1. example@gmail.com</text:p>
            <text:p>2. <text:a xlink:href="mailto:Example@gmail.com" xlink:type="simple">Example@gmail.com</text:a></text:p>
            <text:p>3. Mail id with numbers(0-9)</text:p>
            <text:p><text:span text:style-name="T1">5.”example..example”@example.com</text:span></text:p>
            <text:p><text:span text:style-name="T1">6.example..example@example.com</text:span></text:p>
            <text:p><text:span text:style-name="T1">7. mail id with the specialcharcters like !#$%&amp;'*+-/=?^_`{|}~</text:span></text:p>
            <text:p><text:span text:style-name="T1">8. mail id with two more than @</text:span></text:p>
            <text:p><text:span text:style-name="T3">9. mail id with Upper case in domain name(</text:span><text:span text:style-name="T3"><text:a xlink:href="mailto:example@Gmail.com" xlink:type="simple">example@Gmail.com</text:a></text:span><text:span text:style-name="T3">)</text:span></text:p>
            <text:p><text:span text:style-name="T1">10.mailid without @</text:span></text:p>
            <text:p/>
            <text:p/>
          </table:table-cell>
          <table:table-cell office:value-type="string" calcext:value-type="string">
            <text:p>can accept 1,2,3,4,5 </text:p>
            <text:p>Should not accept 6,7,8,9,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09:13:38.684151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3:50:45.105924003</meta:creation-date>
    <dc:date>2019-03-18T09:15:55.142175182</dc:date>
    <meta:editing-duration>PT19H5M51S</meta:editing-duration>
    <meta:editing-cycles>10</meta:editing-cycles>
    <meta:generator>LibreOffice/6.0.3.2$Linux_X86_64 LibreOffice_project/00m0$Build-2</meta:generator>
    <meta:document-statistic meta:table-count="2" meta:cell-count="91" meta:object-count="0"/>
  </office:meta>
</office:document-meta>
</file>